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Normale"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Normale" style:font-pitch="variable" style:font-charset="x-symbol"/>
  </office:font-face-decls>
  <office:automatic-styles>
    <style:style style:name="P1" style:family="paragraph" style:parent-style-name="Standard">
      <style:paragraph-properties fo:text-align="justify" style:justify-single-word="false"/>
      <style:text-properties officeooo:paragraph-rsid="001b8bb6"/>
    </style:style>
    <style:style style:name="P2" style:family="paragraph" style:parent-style-name="Standard">
      <style:paragraph-properties fo:text-align="justify" style:justify-single-word="false"/>
      <style:text-properties style:font-name="Times New Roman" officeooo:paragraph-rsid="001b8bb6" fo:background-color="transparent" style:font-name-complex="Times New Roman1"/>
    </style:style>
    <style:style style:name="P3" style:family="paragraph" style:parent-style-name="Standard">
      <style:text-properties style:font-name="Times New Roman" officeooo:paragraph-rsid="001b8bb6" style:font-name-complex="Times New Roman1"/>
    </style:style>
    <style:style style:name="P4" style:family="paragraph" style:parent-style-name="Standard">
      <style:text-properties style:font-name="Times New Roman" officeooo:paragraph-rsid="00976217" style:font-name-complex="Times New Roman1"/>
    </style:style>
    <style:style style:name="P5" style:family="paragraph" style:parent-style-name="Standard">
      <style:paragraph-properties fo:text-align="justify" style:justify-single-word="false"/>
      <style:text-properties fo:color="#0000ff" loext:opacity="100%" style:font-name="Times New Roman" style:text-underline-style="solid" style:text-underline-width="auto" style:text-underline-color="font-color" fo:font-weight="bold" officeooo:paragraph-rsid="001b8bb6" fo:background-color="#00ffff" style:font-weight-asian="bold" style:font-name-complex="Times New Roman1" style:font-weight-complex="bold"/>
    </style:style>
    <style:style style:name="P6" style:family="paragraph" style:parent-style-name="Standard">
      <style:paragraph-properties fo:text-align="justify" style:justify-single-word="false"/>
      <style:text-properties fo:color="#0000ff" loext:opacity="100%" style:font-name="Times New Roman" style:text-underline-style="solid" style:text-underline-width="auto" style:text-underline-color="font-color" fo:font-weight="bold" officeooo:rsid="00b44fd5" officeooo:paragraph-rsid="00b44fd5" fo:background-color="#00ffff" style:font-weight-asian="bold" style:font-name-complex="Times New Roman1" style:font-weight-complex="bold"/>
    </style:style>
    <style:style style:name="P7" style:family="paragraph" style:parent-style-name="Standard">
      <style:paragraph-properties fo:text-align="justify" style:justify-single-word="false"/>
      <style:text-properties officeooo:paragraph-rsid="001b8bb6" fo:background-color="#ffff00"/>
    </style:style>
    <style:style style:name="P8" style:family="paragraph" style:parent-style-name="Standard">
      <style:text-properties officeooo:paragraph-rsid="00976217"/>
    </style:style>
    <style:style style:name="P9" style:family="paragraph" style:parent-style-name="Standard">
      <style:paragraph-properties fo:text-align="justify" style:justify-single-word="false"/>
      <style:text-properties officeooo:paragraph-rsid="001b8bb6" fo:background-color="transparent"/>
    </style:style>
    <style:style style:name="P10" style:family="paragraph" style:parent-style-name="List_20_Paragraph" style:list-style-name="WWNum1">
      <style:paragraph-properties fo:text-align="justify" style:justify-single-word="false">
        <style:tab-stops>
          <style:tab-stop style:position="10.326cm"/>
        </style:tab-stops>
      </style:paragraph-properties>
      <style:text-properties officeooo:paragraph-rsid="001b8bb6" fo:background-color="transparent"/>
    </style:style>
    <style:style style:name="P11" style:family="paragraph" style:parent-style-name="List_20_Paragraph" style:list-style-name="WWNum4">
      <style:paragraph-properties fo:text-align="justify" style:justify-single-word="false"/>
      <style:text-properties officeooo:paragraph-rsid="001b8bb6" fo:background-color="transparent"/>
    </style:style>
    <style:style style:name="P12" style:family="paragraph" style:parent-style-name="List_20_Paragraph" style:list-style-name="WWNum2">
      <style:paragraph-properties fo:text-align="justify" style:justify-single-word="false"/>
      <style:text-properties officeooo:paragraph-rsid="001b8bb6" fo:background-color="transparent"/>
    </style:style>
    <style:style style:name="P13" style:family="paragraph" style:parent-style-name="List_20_Paragraph" style:list-style-name="WWNum3">
      <style:paragraph-properties fo:text-align="justify" style:justify-single-word="false"/>
      <style:text-properties officeooo:paragraph-rsid="00d10117" fo:background-color="transparent"/>
    </style:style>
    <style:style style:name="P14" style:family="paragraph" style:parent-style-name="List_20_Paragraph">
      <style:paragraph-properties fo:margin-left="0cm" fo:margin-right="0cm" fo:text-align="justify" style:justify-single-word="false" fo:text-indent="0cm" style:auto-text-indent="false"/>
      <style:text-properties style:font-name="Times New Roman" officeooo:paragraph-rsid="00d10117" fo:background-color="transparent" style:font-name-complex="Times New Roman1"/>
    </style:style>
    <style:style style:name="P15" style:family="paragraph" style:parent-style-name="List_20_Paragraph" style:list-style-name="WWNum5">
      <style:paragraph-properties fo:text-align="justify" style:justify-single-word="false"/>
      <style:text-properties style:font-name="Times New Roman" officeooo:paragraph-rsid="00d10117" fo:background-color="transparent" style:font-name-complex="Times New Roman1"/>
    </style:style>
    <style:style style:name="P16" style:family="paragraph" style:parent-style-name="Standard">
      <style:paragraph-properties fo:text-align="justify" style:justify-single-word="false"/>
      <style:text-properties style:font-name="Times New Roman" officeooo:paragraph-rsid="001b8bb6" fo:background-color="transparent" style:font-name-complex="Times New Roman1"/>
    </style:style>
    <style:style style:name="P17" style:family="paragraph" style:parent-style-name="Standard">
      <style:paragraph-properties fo:text-align="justify" style:justify-single-word="false"/>
      <style:text-properties style:font-name="Times New Roman" officeooo:paragraph-rsid="00d10117" fo:background-color="transparent" style:font-name-complex="Times New Roman1"/>
    </style:style>
    <style:style style:name="P18" style:family="paragraph" style:parent-style-name="Standard" style:list-style-name="WWNum7">
      <style:paragraph-properties fo:margin-top="0cm" fo:margin-bottom="0.282cm" style:contextual-spacing="false" fo:text-align="justify" style:justify-single-word="false"/>
      <style:text-properties style:font-name="Times New Roman" officeooo:paragraph-rsid="00d10117" fo:background-color="#ffff00" style:font-name-complex="Times New Roman1"/>
    </style:style>
    <style:style style:name="P19" style:family="paragraph" style:parent-style-name="Standard">
      <style:paragraph-properties fo:margin-top="0cm" fo:margin-bottom="0.282cm" style:contextual-spacing="false" fo:text-align="justify" style:justify-single-word="false"/>
      <style:text-properties style:font-name="Times New Roman" officeooo:paragraph-rsid="00d10117" fo:background-color="#ffff00" style:font-name-complex="Times New Roman1"/>
    </style:style>
    <style:style style:name="P20" style:family="paragraph" style:parent-style-name="Standard">
      <style:paragraph-properties fo:text-align="justify" style:justify-single-word="false"/>
      <style:text-properties fo:color="#0000ff" loext:opacity="100%" style:font-name="Times New Roman" style:text-underline-style="solid" style:text-underline-width="auto" style:text-underline-color="font-color" fo:font-weight="bold" officeooo:paragraph-rsid="00d10117" fo:background-color="#00ffff" style:font-weight-asian="bold" style:font-name-complex="Times New Roman1" style:font-weight-complex="bold"/>
    </style:style>
    <style:style style:name="P21" style:family="paragraph" style:parent-style-name="Standard">
      <style:paragraph-properties fo:text-align="justify" style:justify-single-word="false"/>
      <style:text-properties officeooo:paragraph-rsid="00d10117" fo:background-color="transparent"/>
    </style:style>
    <style:style style:name="P22" style:family="paragraph" style:parent-style-name="Standard" style:list-style-name="WWNum6">
      <style:paragraph-properties fo:margin-top="0cm" fo:margin-bottom="0.282cm" style:contextual-spacing="false" fo:text-align="justify" style:justify-single-word="false"/>
      <style:text-properties officeooo:paragraph-rsid="00d10117" fo:background-color="#ffff00"/>
    </style:style>
    <style:style style:name="P23" style:family="paragraph" style:parent-style-name="Standard" style:list-style-name="WWNum7">
      <style:paragraph-properties fo:margin-top="0cm" fo:margin-bottom="0.282cm" style:contextual-spacing="false" fo:text-align="justify" style:justify-single-word="false"/>
      <style:text-properties officeooo:paragraph-rsid="00d10117" fo:background-color="#ffff00"/>
    </style:style>
    <style:style style:name="P24" style:family="paragraph" style:parent-style-name="Standard" style:list-style-name="WWNum8">
      <style:paragraph-properties fo:margin-top="0cm" fo:margin-bottom="0.282cm" style:contextual-spacing="false" fo:text-align="justify" style:justify-single-word="false"/>
      <style:text-properties officeooo:paragraph-rsid="00d10117" fo:background-color="#ffff00"/>
    </style:style>
    <style:style style:name="P25" style:family="paragraph" style:parent-style-name="Standard">
      <style:paragraph-properties fo:margin-top="0cm" fo:margin-bottom="0.282cm" style:contextual-spacing="false" fo:text-align="justify" style:justify-single-word="false"/>
      <style:text-properties officeooo:paragraph-rsid="00d10117" fo:background-color="#ffff00"/>
    </style:style>
    <style:style style:name="T1" style:family="text">
      <style:text-properties style:font-name="Times New Roman" fo:font-weight="bold" style:font-weight-asian="bold" style:font-name-complex="Times New Roman1" style:font-weight-complex="bold"/>
    </style:style>
    <style:style style:name="T2" style:family="text">
      <style:text-properties style:font-name="Times New Roman" fo:font-weight="bold" officeooo:rsid="0096da1e" style:font-weight-asian="bold" style:font-name-complex="Times New Roman1" style:font-weight-complex="bold"/>
    </style:style>
    <style:style style:name="T3" style:family="text">
      <style:text-properties style:font-name="Times New Roman" fo:font-weight="bold" style:font-weight-asian="bold" style:font-name-complex="Times New Roman1" style:font-weight-complex="bold"/>
    </style:style>
    <style:style style:name="T4" style:family="text">
      <style:text-properties style:font-name="Times New Roman" fo:font-weight="bold" fo:background-color="transparent" loext:char-shading-value="0" style:font-weight-asian="bold" style:font-name-complex="Times New Roman1" style:font-weight-complex="bold"/>
    </style:style>
    <style:style style:name="T5" style:family="text">
      <style:text-properties style:font-name="Times New Roman" fo:font-weight="bold" fo:background-color="#ffff00" loext:char-shading-value="0" style:font-weight-asian="bold" style:font-name-complex="Times New Roman1" style:font-weight-complex="bold"/>
    </style:style>
    <style:style style:name="T6" style:family="text">
      <style:text-properties style:font-name="Times New Roman" fo:font-weight="bold" fo:background-color="#ffff00" loext:char-shading-value="0" style:font-weight-asian="bold" style:font-name-complex="Times New Roman1" style:font-weight-complex="bold"/>
    </style:style>
    <style:style style:name="T7" style:family="text">
      <style:text-properties style:font-name="Times New Roman" style:font-name-complex="Times New Roman1"/>
    </style:style>
    <style:style style:name="T8" style:family="text">
      <style:text-properties style:font-name="Times New Roman" officeooo:rsid="00445f67" style:font-name-complex="Times New Roman1"/>
    </style:style>
    <style:style style:name="T9" style:family="text">
      <style:text-properties style:font-name="Times New Roman" officeooo:rsid="00457224" style:font-name-complex="Times New Roman1"/>
    </style:style>
    <style:style style:name="T10" style:family="text">
      <style:text-properties style:font-name="Times New Roman" officeooo:rsid="0048df08" style:font-name-complex="Times New Roman1"/>
    </style:style>
    <style:style style:name="T11" style:family="text">
      <style:text-properties style:font-name="Times New Roman" officeooo:rsid="0058507f" style:font-name-complex="Times New Roman1"/>
    </style:style>
    <style:style style:name="T12" style:family="text">
      <style:text-properties style:font-name="Times New Roman" officeooo:rsid="005a5e02" style:font-name-complex="Times New Roman1"/>
    </style:style>
    <style:style style:name="T13" style:family="text">
      <style:text-properties style:font-name="Times New Roman" officeooo:rsid="005b0150" style:font-name-complex="Times New Roman1"/>
    </style:style>
    <style:style style:name="T14" style:family="text">
      <style:text-properties style:font-name="Times New Roman" officeooo:rsid="005bd4ea" style:font-name-complex="Times New Roman1"/>
    </style:style>
    <style:style style:name="T15" style:family="text">
      <style:text-properties style:font-name="Times New Roman" officeooo:rsid="005eeb99" style:font-name-complex="Times New Roman1"/>
    </style:style>
    <style:style style:name="T16" style:family="text">
      <style:text-properties style:font-name="Times New Roman" officeooo:rsid="0060137b" style:font-name-complex="Times New Roman1"/>
    </style:style>
    <style:style style:name="T17" style:family="text">
      <style:text-properties style:font-name="Times New Roman" officeooo:rsid="0063fd10" style:font-name-complex="Times New Roman1"/>
    </style:style>
    <style:style style:name="T18" style:family="text">
      <style:text-properties style:font-name="Times New Roman" officeooo:rsid="00660185" style:font-name-complex="Times New Roman1"/>
    </style:style>
    <style:style style:name="T19" style:family="text">
      <style:text-properties style:font-name="Times New Roman" officeooo:rsid="006b0239" style:font-name-complex="Times New Roman1"/>
    </style:style>
    <style:style style:name="T20" style:family="text">
      <style:text-properties style:font-name="Times New Roman" officeooo:rsid="006f9b27" style:font-name-complex="Times New Roman1"/>
    </style:style>
    <style:style style:name="T21" style:family="text">
      <style:text-properties style:font-name="Times New Roman" officeooo:rsid="0072870c" style:font-name-complex="Times New Roman1"/>
    </style:style>
    <style:style style:name="T22" style:family="text">
      <style:text-properties style:font-name="Times New Roman" officeooo:rsid="0072ba81" style:font-name-complex="Times New Roman1"/>
    </style:style>
    <style:style style:name="T23" style:family="text">
      <style:text-properties style:font-name="Times New Roman" officeooo:rsid="00732ddd" style:font-name-complex="Times New Roman1"/>
    </style:style>
    <style:style style:name="T24" style:family="text">
      <style:text-properties style:font-name="Times New Roman" officeooo:rsid="0077477b" style:font-name-complex="Times New Roman1"/>
    </style:style>
    <style:style style:name="T25" style:family="text">
      <style:text-properties style:font-name="Times New Roman" officeooo:rsid="007bdd58" style:font-name-complex="Times New Roman1"/>
    </style:style>
    <style:style style:name="T26" style:family="text">
      <style:text-properties style:font-name="Times New Roman" officeooo:rsid="007c205c" style:font-name-complex="Times New Roman1"/>
    </style:style>
    <style:style style:name="T27" style:family="text">
      <style:text-properties style:font-name="Times New Roman" officeooo:rsid="007e701f" style:font-name-complex="Times New Roman1"/>
    </style:style>
    <style:style style:name="T28" style:family="text">
      <style:text-properties style:font-name="Times New Roman" officeooo:rsid="008da52b" style:font-name-complex="Times New Roman1"/>
    </style:style>
    <style:style style:name="T29" style:family="text">
      <style:text-properties style:font-name="Times New Roman" officeooo:rsid="008f15cf" style:font-name-complex="Times New Roman1"/>
    </style:style>
    <style:style style:name="T30" style:family="text">
      <style:text-properties style:font-name="Times New Roman" officeooo:rsid="0090c6ee" style:font-name-complex="Times New Roman1"/>
    </style:style>
    <style:style style:name="T31" style:family="text">
      <style:text-properties style:font-name="Times New Roman" officeooo:rsid="0092ae91" style:font-name-complex="Times New Roman1"/>
    </style:style>
    <style:style style:name="T32" style:family="text">
      <style:text-properties style:font-name="Times New Roman" officeooo:rsid="0096da1e" style:font-name-complex="Times New Roman1"/>
    </style:style>
    <style:style style:name="T33" style:family="text">
      <style:text-properties style:font-name="Times New Roman" officeooo:rsid="009a9154" style:font-name-complex="Times New Roman1"/>
    </style:style>
    <style:style style:name="T34" style:family="text">
      <style:text-properties style:font-name="Times New Roman" officeooo:rsid="009c6fb3" style:font-name-complex="Times New Roman1"/>
    </style:style>
    <style:style style:name="T35" style:family="text">
      <style:text-properties style:font-name="Times New Roman" officeooo:rsid="00a086ef" style:font-name-complex="Times New Roman1"/>
    </style:style>
    <style:style style:name="T36" style:family="text">
      <style:text-properties style:font-name="Times New Roman" officeooo:rsid="00a4170c" style:font-name-complex="Times New Roman1"/>
    </style:style>
    <style:style style:name="T37" style:family="text">
      <style:text-properties style:font-name="Times New Roman" officeooo:rsid="00a828b8" style:font-name-complex="Times New Roman1"/>
    </style:style>
    <style:style style:name="T38" style:family="text">
      <style:text-properties style:font-name="Times New Roman" officeooo:rsid="00aacc71" style:font-name-complex="Times New Roman1"/>
    </style:style>
    <style:style style:name="T39" style:family="text">
      <style:text-properties style:font-name="Times New Roman" officeooo:rsid="00a86d35" style:font-name-complex="Times New Roman1"/>
    </style:style>
    <style:style style:name="T40" style:family="text">
      <style:text-properties style:font-name="Times New Roman" officeooo:rsid="00a86d35" style:font-name-complex="Times New Roman1"/>
    </style:style>
    <style:style style:name="T41" style:family="text">
      <style:text-properties style:font-name="Times New Roman" officeooo:rsid="006e38d6" style:font-name-complex="Times New Roman1"/>
    </style:style>
    <style:style style:name="T42" style:family="text">
      <style:text-properties style:font-name="Times New Roman" officeooo:rsid="006e38d6" style:font-name-complex="Times New Roman1"/>
    </style:style>
    <style:style style:name="T43" style:family="text">
      <style:text-properties style:font-name="Times New Roman" officeooo:rsid="00b170c9" style:font-name-complex="Times New Roman1"/>
    </style:style>
    <style:style style:name="T44" style:family="text">
      <style:text-properties style:font-name="Times New Roman" officeooo:rsid="00b5f17c" style:font-name-complex="Times New Roman1"/>
    </style:style>
    <style:style style:name="T45" style:family="text">
      <style:text-properties style:font-name="Times New Roman" officeooo:rsid="00bb2953" style:font-name-complex="Times New Roman1"/>
    </style:style>
    <style:style style:name="T46" style:family="text">
      <style:text-properties style:font-name="Times New Roman" officeooo:rsid="00bdd385" style:font-name-complex="Times New Roman1"/>
    </style:style>
    <style:style style:name="T47" style:family="text">
      <style:text-properties style:font-name="Times New Roman" officeooo:rsid="00c1046f" style:font-name-complex="Times New Roman1"/>
    </style:style>
    <style:style style:name="T48" style:family="text">
      <style:text-properties style:font-name="Times New Roman" officeooo:rsid="00c20c61" style:font-name-complex="Times New Roman1"/>
    </style:style>
    <style:style style:name="T49" style:family="text">
      <style:text-properties style:font-name="Times New Roman" officeooo:rsid="00c4de2b" style:font-name-complex="Times New Roman1"/>
    </style:style>
    <style:style style:name="T50" style:family="text">
      <style:text-properties style:font-name="Times New Roman" officeooo:rsid="00c58399" style:font-name-complex="Times New Roman1"/>
    </style:style>
    <style:style style:name="T51" style:family="text">
      <style:text-properties style:font-name="Times New Roman" officeooo:rsid="00c868e1" style:font-name-complex="Times New Roman1"/>
    </style:style>
    <style:style style:name="T52" style:family="text">
      <style:text-properties style:font-name="Times New Roman" officeooo:rsid="00cd504b" style:font-name-complex="Times New Roman1"/>
    </style:style>
    <style:style style:name="T53" style:family="text">
      <style:text-properties style:font-name="Times New Roman" officeooo:rsid="00d3f866" style:font-name-complex="Times New Roman1"/>
    </style:style>
    <style:style style:name="T54" style:family="text">
      <style:text-properties style:font-name="Times New Roman" style:font-name-complex="Times New Roman1"/>
    </style:style>
    <style:style style:name="T55" style:family="text">
      <style:text-properties style:font-name="Times New Roman" officeooo:rsid="00d46c3b" style:font-name-complex="Times New Roman1"/>
    </style:style>
    <style:style style:name="T56" style:family="text">
      <style:text-properties style:font-name="Times New Roman" officeooo:rsid="00d46c3b" style:font-name-complex="Times New Roman1"/>
    </style:style>
    <style:style style:name="T57" style:family="text">
      <style:text-properties style:font-name="Times New Roman" officeooo:rsid="00d57c7f" style:font-name-complex="Times New Roman1"/>
    </style:style>
    <style:style style:name="T58" style:family="text">
      <style:text-properties style:font-name="Times New Roman" fo:background-color="transparent" loext:char-shading-value="0" style:font-name-complex="Times New Roman1"/>
    </style:style>
    <style:style style:name="T59" style:family="text">
      <style:text-properties style:font-name="Times New Roman" officeooo:rsid="00470017" fo:background-color="transparent" loext:char-shading-value="0" style:font-name-complex="Times New Roman1"/>
    </style:style>
    <style:style style:name="T60" style:family="text">
      <style:text-properties style:font-name="Times New Roman" officeooo:rsid="009062bb" fo:background-color="transparent" loext:char-shading-value="0" style:font-name-complex="Times New Roman1"/>
    </style:style>
    <style:style style:name="T61" style:family="text">
      <style:text-properties style:font-name="Times New Roman" officeooo:rsid="0090c6ee" fo:background-color="transparent" loext:char-shading-value="0" style:font-name-complex="Times New Roman1"/>
    </style:style>
    <style:style style:name="T62" style:family="text">
      <style:text-properties style:font-name="Times New Roman" officeooo:rsid="0092ae91" fo:background-color="transparent" loext:char-shading-value="0" style:font-name-complex="Times New Roman1"/>
    </style:style>
    <style:style style:name="T63" style:family="text">
      <style:text-properties style:font-name="Times New Roman" officeooo:rsid="00976217" fo:background-color="transparent" loext:char-shading-value="0" style:font-name-complex="Times New Roman1"/>
    </style:style>
    <style:style style:name="T64" style:family="text">
      <style:text-properties style:font-name="Times New Roman" officeooo:rsid="005f1c34" fo:background-color="transparent" loext:char-shading-value="0" style:font-name-complex="Times New Roman1"/>
    </style:style>
    <style:style style:name="T65" style:family="text">
      <style:text-properties style:font-name="Times New Roman" officeooo:rsid="00a484c6" fo:background-color="transparent" loext:char-shading-value="0" style:font-name-complex="Times New Roman1"/>
    </style:style>
    <style:style style:name="T66" style:family="text">
      <style:text-properties style:font-name="Times New Roman" officeooo:rsid="00b99bfb" fo:background-color="transparent" loext:char-shading-value="0" style:font-name-complex="Times New Roman1"/>
    </style:style>
    <style:style style:name="T67" style:family="text">
      <style:text-properties style:font-name="Times New Roman" officeooo:rsid="00c868e1" fo:background-color="transparent" loext:char-shading-value="0" style:font-name-complex="Times New Roman1"/>
    </style:style>
    <style:style style:name="T68"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69" style:family="text">
      <style:text-properties style:font-name="Times New Roman" style:text-underline-style="solid" style:text-underline-width="auto" style:text-underline-color="font-color" style:font-name-complex="Times New Roman1"/>
    </style:style>
    <style:style style:name="T70" style:family="text">
      <style:text-properties style:font-name="Times New Roman" style:text-underline-style="solid" style:text-underline-width="auto" style:text-underline-color="font-color" officeooo:rsid="006e38d6" style:font-name-complex="Times New Roman1"/>
    </style:style>
    <style:style style:name="T71" style:family="text">
      <style:text-properties style:font-name="Times New Roman" style:text-underline-style="solid" style:text-underline-width="auto" style:text-underline-color="font-color" officeooo:rsid="006e38d6" style:font-name-complex="Times New Roman1"/>
    </style:style>
    <style:style style:name="T72" style:family="text">
      <style:text-properties style:font-name="Times New Roman" style:text-underline-style="solid" style:text-underline-width="auto" style:text-underline-color="font-color" officeooo:rsid="00bdd385" style:font-name-complex="Times New Roman1"/>
    </style:style>
    <style:style style:name="T73" style:family="text">
      <style:text-properties style:font-name="Times New Roman" style:text-underline-style="solid" style:text-underline-width="auto" style:text-underline-color="font-color" style:font-name-complex="Times New Roman1"/>
    </style:style>
    <style:style style:name="T74" style:family="text">
      <style:text-properties style:font-name="Times New Roman" style:text-underline-style="solid" style:text-underline-width="auto" style:text-underline-color="font-color" fo:background-color="transparent" loext:char-shading-value="0" style:font-name-complex="Times New Roman1"/>
    </style:style>
    <style:style style:name="T75" style:family="text">
      <style:text-properties style:font-name="Times New Roman" style:text-underline-style="solid" style:text-underline-width="auto" style:text-underline-color="font-color" fo:font-weight="normal" officeooo:rsid="00a40459" style:font-weight-asian="normal" style:font-name-complex="Times New Roman1" style:font-weight-complex="normal"/>
    </style:style>
    <style:style style:name="T76" style:family="text">
      <style:text-properties style:font-name="Times New Roman" style:text-underline-style="solid" style:text-underline-width="auto" style:text-underline-color="font-color" fo:background-color="#ffff00" loext:char-shading-value="0" style:font-name-complex="Times New Roman1"/>
    </style:style>
    <style:style style:name="T77" style:family="text">
      <style:text-properties style:font-name="Times New Roman" style:text-underline-style="solid" style:text-underline-width="auto" style:text-underline-color="font-color" fo:background-color="#ffff00" loext:char-shading-value="0" style:font-name-complex="Times New Roman1"/>
    </style:style>
    <style:style style:name="T78" style:family="text">
      <style:text-properties style:font-name="Times New Roman" style:text-underline-style="solid" style:text-underline-width="auto" style:text-underline-color="font-color" officeooo:rsid="006e38d6" fo:background-color="#ffff00" loext:char-shading-value="0" style:font-name-complex="Times New Roman1"/>
    </style:style>
    <style:style style:name="T79" style:family="text">
      <style:text-properties style:font-name="Times New Roman" style:text-underline-style="solid" style:text-underline-width="auto" style:text-underline-color="font-color" officeooo:rsid="006e38d6" fo:background-color="#ffff00" loext:char-shading-value="0" style:font-name-complex="Times New Roman1"/>
    </style:style>
    <style:style style:name="T80" style:family="text">
      <style:text-properties style:font-name="Times New Roman" style:text-underline-style="none" fo:font-weight="bold" style:font-weight-asian="bold" style:font-name-complex="Times New Roman1" style:font-weight-complex="bold"/>
    </style:style>
    <style:style style:name="T81" style:family="text">
      <style:text-properties style:font-name="Times New Roman" style:text-underline-style="none" fo:font-weight="bold" officeooo:rsid="00732ddd" style:font-weight-asian="bold" style:font-name-complex="Times New Roman1" style:font-weight-complex="bold"/>
    </style:style>
    <style:style style:name="T82" style:family="text">
      <style:text-properties style:font-name="Times New Roman" style:text-underline-style="none" style:font-name-complex="Times New Roman1"/>
    </style:style>
    <style:style style:name="T83" style:family="text">
      <style:text-properties style:font-name="Times New Roman" style:text-underline-style="none" officeooo:rsid="006f9b27" style:font-name-complex="Times New Roman1"/>
    </style:style>
    <style:style style:name="T84" style:family="text">
      <style:text-properties style:font-name="Times New Roman" fo:font-style="normal" style:text-underline-style="none" style:font-style-asian="normal" style:font-name-complex="Times New Roman1" style:font-style-complex="normal"/>
    </style:style>
    <style:style style:name="T85" style:family="text">
      <style:text-properties style:font-name="Times New Roman" fo:font-weight="normal" style:font-weight-asian="normal" style:font-name-complex="Times New Roman1" style:font-weight-complex="normal"/>
    </style:style>
    <style:style style:name="T86" style:family="text">
      <style:text-properties style:font-name="Times New Roman" fo:font-weight="normal" officeooo:rsid="00a40459" style:font-weight-asian="normal" style:font-name-complex="Times New Roman1" style:font-weight-complex="normal"/>
    </style:style>
    <style:style style:name="T87" style:family="text">
      <style:text-properties style:font-name="Times New Roman" fo:background-color="#ffff00" loext:char-shading-value="0" style:font-name-complex="Times New Roman1"/>
    </style:style>
    <style:style style:name="T88" style:family="text">
      <style:text-properties style:font-name="Times New Roman" fo:background-color="#ffff00" loext:char-shading-value="0" style:font-name-complex="Times New Roman1"/>
    </style:style>
    <style:style style:name="T89" style:family="text">
      <style:text-properties style:font-name="Times New Roman" officeooo:rsid="00a86d35" fo:background-color="#ffff00" loext:char-shading-value="0" style:font-name-complex="Times New Roman1"/>
    </style:style>
    <style:style style:name="T90" style:family="text">
      <style:text-properties style:font-name="Times New Roman" officeooo:rsid="00a86d35" fo:background-color="#ffff00" loext:char-shading-value="0" style:font-name-complex="Times New Roman1"/>
    </style:style>
    <style:style style:name="T91" style:family="text">
      <style:text-properties style:font-name="Times New Roman" officeooo:rsid="006e38d6" fo:background-color="#ffff00" loext:char-shading-value="0" style:font-name-complex="Times New Roman1"/>
    </style:style>
    <style:style style:name="T92" style:family="text">
      <style:text-properties style:font-name="Times New Roman" officeooo:rsid="006e38d6" fo:background-color="#ffff00" loext:char-shading-value="0" style:font-name-complex="Times New Roman1"/>
    </style:style>
    <style:style style:name="T93" style:family="text">
      <style:text-properties style:font-name="Times New Roman" officeooo:rsid="00d46c3b" fo:background-color="#ffff00" loext:char-shading-value="0" style:font-name-complex="Times New Roman1"/>
    </style:style>
    <style:style style:name="T94" style:family="text">
      <style:text-properties fo:font-weight="bold" style:font-weight-asian="bold" style:font-weight-complex="bold"/>
    </style:style>
    <style:style style:name="T95" style:family="text">
      <style:text-properties fo:font-weight="bold" officeooo:rsid="00b99bfb" style:font-weight-asian="bold" style:font-weight-complex="bold"/>
    </style:style>
    <style:style style:name="T96" style:family="text">
      <style:text-properties style:text-underline-style="solid" style:text-underline-width="auto" style:text-underline-color="font-color"/>
    </style:style>
    <style:style style:name="T97" style:family="text">
      <style:text-properties style:text-underline-style="solid" style:text-underline-width="auto" style:text-underline-color="font-color" officeooo:rsid="006b0ad7"/>
    </style:style>
    <style:style style:name="T98" style:family="text">
      <style:text-properties style:text-underline-style="solid" style:text-underline-width="auto" style:text-underline-color="font-color" officeooo:rsid="00cd504b"/>
    </style:style>
    <style:style style:name="T99" style:family="text">
      <style:text-properties style:text-underline-style="none" fo:font-weight="bold" style:font-weight-asian="bold" style:font-weight-complex="bold"/>
    </style:style>
    <style:style style:name="T100" style:family="text">
      <style:text-properties officeooo:rsid="00445f67"/>
    </style:style>
    <style:style style:name="T101" style:family="text">
      <style:text-properties officeooo:rsid="005e0983"/>
    </style:style>
    <style:style style:name="T102" style:family="text">
      <style:text-properties style:text-line-through-style="none" style:text-line-through-type="none" style:font-name="Times New Roman" style:text-underline-style="solid" style:text-underline-width="auto" style:text-underline-color="font-color" style:font-name-complex="Times New Roman1"/>
    </style:style>
    <style:style style:name="T103" style:family="text">
      <style:text-properties style:text-line-through-style="none" style:text-line-through-type="none" style:font-name="Times New Roman" style:text-underline-style="solid" style:text-underline-width="auto" style:text-underline-color="font-color" style:font-name-complex="Times New Roman1"/>
    </style:style>
    <style:style style:name="T104" style:family="text">
      <style:text-properties style:text-line-through-style="none" style:text-line-through-type="none" style:font-name="Times New Roman" style:text-underline-style="solid" style:text-underline-width="auto" style:text-underline-color="font-color" fo:background-color="#ffff00" loext:char-shading-value="0" style:font-name-complex="Times New Roman1"/>
    </style:style>
    <style:style style:name="T105" style:family="text">
      <style:text-properties style:text-line-through-style="none" style:text-line-through-type="none" style:font-name="Times New Roman" style:text-underline-style="solid" style:text-underline-width="auto" style:text-underline-color="font-color" fo:background-color="#ffff00" loext:char-shading-value="0" style:font-name-complex="Times New Roman1"/>
    </style:style>
    <style:style style:name="T106" style:family="text">
      <style:text-properties officeooo:rsid="007a1d48"/>
    </style:style>
    <style:style style:name="T107" style:family="text">
      <style:text-properties officeooo:rsid="009dfdd9"/>
    </style:style>
    <style:style style:name="T108" style:family="text">
      <style:text-properties officeooo:rsid="00a4170c"/>
    </style:style>
    <style:style style:name="T109" style:family="text">
      <style:text-properties officeooo:rsid="00ad60f2"/>
    </style:style>
    <style:style style:name="T110" style:family="text">
      <style:text-properties officeooo:rsid="00b99bfb"/>
    </style:style>
    <style:style style:name="T111" style:family="text">
      <style:text-properties officeooo:rsid="00c13c35"/>
    </style:style>
    <style:style style:name="T112" style:family="text">
      <style:text-properties officeooo:rsid="00c3ba23"/>
    </style:style>
    <style:style style:name="T113" style:family="text">
      <style:text-properties officeooo:rsid="00d7a6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Corso</text:span><text:span text:style-name="T7">: “100 days of code web development bootcamp” di Maximilian Schwarzmüller e Manuel Lorenz, </text:span><text:span text:style-name="T51">su Udemy.</text:span></text:p>
      <text:p text:style-name="P4">https://github.com/academind/100-days-of-web-development</text:p>
      <text:p text:style-name="P3"/>
      <text:p text:style-name="P5">D<text:span text:style-name="T100">AY</text:span> 1</text:p>
      <text:p text:style-name="P6"/>
      <text:p text:style-name="P9"><text:span text:style-name="T7">Web Developers realizzano siti web, mobile apps e web applications. Per accedere ad un sito internet l’entry tool è un browser (per es Google Chrome o Mozilla Firefox), in cui digitiamo un’indirizzo internet (oppure lo cerchiamo nella barra di ricerca </text:span><text:span text:style-name="T8">e</text:span><text:span text:style-name="T7"> infine ci clicchiamo sopra). L’indirizzo internet tecnicamente è l’</text:span><text:span text:style-name="T1">URL</text:span><text:span text:style-name="T7"> (</text:span><text:span text:style-name="T69">Uniform Resource Locator</text:span><text:span text:style-name="T7">) e ci serve per fare la nostra </text:span><text:span text:style-name="T69">request</text:span><text:span text:style-name="T7"> al pc remoto della società che gestisce quell’indirizzo. Standard usato per comunicazione tra client/front-end e server/back-end è </text:span><text:span text:style-name="T1">HTTPS</text:span><text:span text:style-name="T7">, che sta per </text:span><text:span text:style-name="T69">Hypertext Transfer Protocol Secure</text:span><text:span text:style-name="T7"> (s finale è opzionale, ed è usata nel caso di comunicazione criptata). Il server contiene al suo interno il codice scritto dai web developers, che attraverso la </text:span><text:span text:style-name="T69">response</text:span><text:span text:style-name="T7"> specifica al browser quali contenuti deve visualizzare, ed esattamente in che modo. Questo ciclo di domande e risposte è estremamente veloce ed efficiente: di solito richiede pochi millisecondi. </text:span></text:p>
      <text:p text:style-name="P2">Codice inviato dal server al client è composto da 3 linguaggi:</text:p>
      <text:list xml:id="list4036700659" text:style-name="WWNum1">
        <text:list-item>
          <text:p text:style-name="P10"><text:span text:style-name="T1">HTML</text:span><text:span text:style-name="T7"> (Hypertext Markup Language): definisce il </text:span><text:span text:style-name="T69">contenuto</text:span><text:span text:style-name="T7"> e la </text:span><text:span text:style-name="T69">struttura</text:span><text:span text:style-name="T7"> da visualizzare </text:span></text:p>
        </text:list-item>
        <text:list-item>
          <text:p text:style-name="P10"><text:span text:style-name="T1">CSS </text:span><text:span text:style-name="T7">(Cascading Style Sheets): definisce lo </text:span><text:span text:style-name="T69">stile</text:span><text:span text:style-name="T7"> del nostro website. E’ teoricamente opzionale, in quanto non strettamente necessario al funzionamento, ma obbligatorio a livello professionale</text:span></text:p>
        </text:list-item>
        <text:list-item>
          <text:p text:style-name="P10"><text:span text:style-name="T1">JavaScript</text:span><text:span text:style-name="T7">: conferisce </text:span><text:span text:style-name="T69">interattività</text:span><text:span text:style-name="T7"> al nostro website. </text:span><text:span text:style-name="T8">E’ anch’essa teoricamente opzionale, ma </text:span><text:span text:style-name="T12">assolutamente </text:span><text:span text:style-name="T8">necessaria a livello professionale</text:span></text:p>
        </text:list-item>
      </text:list>
      <text:p text:style-name="P2">Per vedere questi codici possiamo aprire una pagina web e cliccare il tasto dx del mouse (l’importante è non farlo direttamente su un’immagine) e <text:s/>poi selezionare “Visualizza sorgente pagina” (ctrl+u). </text:p>
      <text:p text:style-name="P1"><text:span text:style-name="T58">URL d’esempio </text:span><text:a xlink:type="simple" xlink:href="https://academind.com/tutorials" text:style-name="Internet_20_link" text:visited-style-name="Visited_20_Internet_20_Link"><text:span text:style-name="Internet_20_link"><text:span text:style-name="T58">https://academind.com/tutorials</text:span></text:span></text:a><text:span text:style-name="T58"> ha </text:span><text:span text:style-name="T61">i seguenti</text:span><text:span text:style-name="T58"> componenti:</text:span></text:p>
      <text:list xml:id="list2427175212" text:style-name="WWNum4">
        <text:list-item>
          <text:p text:style-name="P11"><text:span text:style-name="T1">http / https</text:span><text:span text:style-name="T7"> in genere non lo scrivo manualmente, ma viene aggiunto in automatico direttamente dal browser. </text:span><text:span text:style-name="T18">E’ </text:span><text:span text:style-name="T30">il protocollo</text:span><text:span text:style-name="T7"> usat</text:span><text:span text:style-name="T18">o </text:span><text:span text:style-name="T51">dal client</text:span><text:span text:style-name="T7"> per comunicare col server.</text:span></text:p>
        </text:list-item>
        <text:list-item>
          <text:p text:style-name="P11"><text:span text:style-name="T1">domain</text:span><text:span text:style-name="T7"> (human-readable adress) </text:span><text:span text:style-name="T13">che funge da identificatore per il website.</text:span><text:span text:style-name="T7"> Assieme al protocollo http/https costituisce l’</text:span><text:span text:style-name="T2">URL</text:span><text:span text:style-name="T32">. </text:span><text:span text:style-name="T43">URL = protocollo + domain.</text:span></text:p>
        </text:list-item>
        <text:list-item>
          <text:p text:style-name="P11"><text:span text:style-name="T13">Infine</text:span><text:span text:style-name="T7"> la cosiddetta </text:span><text:span text:style-name="T1">path,</text:span><text:span text:style-name="T7"> ossia una sorta di puntatore a specifiche risorse o sub-pages del website. </text:span><text:span text:style-name="T13">Tecnicamente non fa parte dell’url.</text:span></text:p>
        </text:list-item>
      </text:list>
      <text:p text:style-name="P9"><text:span text:style-name="T7">Ogni device collegato ad internet ha un proprio </text:span><text:span text:style-name="T1">IP Adress</text:span><text:span text:style-name="T7"> (IP sta per Internet Protocol), un altro standard </text:span><text:span text:style-name="T30">per </text:span><text:span text:style-name="T7">identifica</text:span><text:span text:style-name="T30">re</text:span><text:span text:style-name="T7"> </text:span><text:span text:style-name="T69">univocamente</text:span><text:span text:style-name="T7"> </text:span><text:span text:style-name="T30">i device collegati.</text:span><text:span text:style-name="T7"> Siccome sono </text:span><text:span text:style-name="T9">composti da molte cifre, </text:span><text:span text:style-name="T30">sono</text:span><text:span text:style-name="T9"> </text:span><text:span text:style-name="T7">difficili da memorizzare, </text:span><text:span text:style-name="T30">e quindi</text:span><text:span text:style-name="T7"> usiamo direttamente i domain. </text:span><text:span text:style-name="T14">I</text:span><text:span text:style-name="T7">ndirizzi IP sono </text:span><text:span text:style-name="T14">tuttavia </text:span><text:span text:style-name="T7">necessari </text:span><text:span text:style-name="T17">poichè</text:span><text:span text:style-name="T7"> non tutti abbiamo </text:span><text:span text:style-name="T9">un </text:span><text:span text:style-name="T7">domain, ma tutti abbiamo </text:span><text:span text:style-name="T9">un’</text:span><text:span text:style-name="T7">IP adress. </text:span><text:span text:style-name="T17">Di conseguenza è possibile stabilire una connessione </text:span><text:span text:style-name="T28">solo attraver</text:span><text:span text:style-name="T30">so</text:span><text:span text:style-name="T28"> i rispettivi</text:span><text:span text:style-name="T17"> IP Adress.</text:span></text:p>
      <text:p text:style-name="P9"><text:span text:style-name="T1">DNS Server</text:span><text:span text:style-name="T7"> (</text:span><text:span text:style-name="T69">Domain Name System</text:span><text:span text:style-name="T7">): server che contengono mappe </text:span><text:span text:style-name="T31">de</text:span><text:span text:style-name="T7">i vari domain</text:span><text:span text:style-name="T44">s</text:span><text:span text:style-name="T7"> e i corrispondenti indirizzi IP. </text:span><text:span text:style-name="T17">B</text:span><text:span text:style-name="T7">rowser per prima cosa formula una “</text:span><text:span text:style-name="T69">DNS Lookup Request</text:span><text:span text:style-name="T7">” al DNS server per convertire il domain ricercato, nel corrispondente indirizzo IP. DNS server invia </text:span><text:span text:style-name="T44">quindi </text:span><text:span text:style-name="T7">una “</text:span><text:span text:style-name="T69">DNS response</text:span><text:span text:style-name="T7">” al browser </text:span><text:span text:style-name="T44">contenente lo specifico indirizzo ip</text:span><text:span text:style-name="T7">, che </text:span><text:span text:style-name="T44">verrà quindi usato dal browser per connettersi</text:span><text:span text:style-name="T7"> direttamente al server </text:span><text:span text:style-name="T44">desiderato</text:span><text:span text:style-name="T7">.</text:span></text:p>
      <text:p text:style-name="P7"><text:span text:style-name="T58">Questo spiega perché bisogna comprare un determinato domain per attivare il proprio sito: domain possono essere usati solo una volta, e sono registrati a livello globale. Quando domain viene comprato, viene registrato e aggiunto alle “mapping tables” del DNS server. Posso controllare se mio pc accetta o meno incoming traffic, e di default è settato a non consentirlo. Per accedere ad un website determinati “entry points” o “ports” devono essere aperti nel network, e computer va specificamente configurato come </text:span><text:span text:style-name="T4">web server</text:span><text:span text:style-name="T58">; di conseguenza altre persone non possono connettersi</text:span><text:span text:style-name="T7"> </text:span><text:soft-page-break/><text:span text:style-name="T58">al mio pc semplicemente conoscendo il mio indirizzo ip. </text:span><text:span text:style-name="T62">A</text:span><text:span text:style-name="T58"> differenza dei normali pc</text:span><text:span text:style-name="T62">, s</text:span><text:span text:style-name="T58">erver sono configurati proprio per consentire </text:span><text:span text:style-name="T62">il </text:span><text:span text:style-name="T58">traffico in entrata.</text:span></text:p>
      <text:p text:style-name="P1"><text:span text:style-name="T58">Alcuni siti supportano il prefisso </text:span><text:span text:style-name="T59">www</text:span><text:span text:style-name="T58"> nel proprio domain, che sta per “world wide web”. Esempi sono </text:span><text:a xlink:type="simple" xlink:href="http://www.amazon.com/" text:style-name="Internet_20_link" text:visited-style-name="Visited_20_Internet_20_Link"><text:span text:style-name="Internet_20_link"><text:span text:style-name="T58">www.amazon.com</text:span></text:span></text:a><text:span text:style-name="T58"> oppure mysite.amazon.com ecc… Si tratta tecnicamente di un </text:span><text:span text:style-name="T4">subdomain</text:span><text:span text:style-name="T58"> del </text:span><text:span text:style-name="T74">domain principale</text:span><text:span text:style-name="T58">, detto </text:span><text:span text:style-name="T4">root-domain</text:span><text:span text:style-name="T58">. E’ possibile registrare vari sottodomini del </text:span><text:span text:style-name="T63">domain</text:span><text:span text:style-name="T58"> principale, </text:span><text:span text:style-name="T67">associando ad essi il medesimo ip adress del root domain, in modo tale che </text:span><text:span text:style-name="T58">usandoli venga comunque </text:span><text:span text:style-name="T60">raggiunto il sito associato al</text:span><text:span text:style-name="T58"> </text:span><text:span text:style-name="T63">domain</text:span><text:span text:style-name="T58"> principale.</text:span></text:p>
      <text:p text:style-name="P2">Nostro pc può fare da temporary development server mentre iniziamo a realizzare il website: sviluppo avviene prima localmente sull’hardware, poi si fanno i test, e solo alla fine si fa l’upload sul server per servire i client<text:span text:style-name="T101">s</text:span>. Ci serve inoltre un browser (preferibilmente Chrome) per testare le nostre istruzioni visualizzandole, e un file html che contiene al suo interno o carica codici htlm, css e js. Per il file html posso usare un semplice file di testo cambiandone l’estensione da .text a .html. Sistema operativo usato è neutrale: non ha alcun effetto sul codice da scrivere o eseguire.</text:p>
      <text:p text:style-name="P9"><text:span text:style-name="T7">Nella cartella C:/Users/salva/Desktop/</text:span><text:span text:style-name="T11">Coding</text:span><text:span text:style-name="T7">/Code/WebDevelopment creo un file di testo, mi serve “plain text” senza particolare formattazione; lo salvo cambiandone l’estensione in .html e chiamandolo </text:span><text:span text:style-name="T69">index</text:span><text:span text:style-name="T7">, che per convenzione è il nome del principale documento html del sito: ad esempio la pagina principale o l’entry point. Tasto dx mouse -&gt; nuovo -&gt; Documento di testo. Cambiandone l’estensione dovrebbe comparire un messaggio di warning; se questo non succede devo cliccare su “Visualizza” in alto a sinistra, e abilitare “Estensioni nomi files”. File va aperto con notepad </text:span><text:span text:style-name="T10">o blocco note</text:span><text:span text:style-name="T7">, poi posso </text:span><text:span text:style-name="T29">iniziare a </text:span><text:span text:style-name="T7">scrivere </text:span><text:span text:style-name="T29">il</text:span><text:span text:style-name="T7"> </text:span><text:span text:style-name="T29">codice</text:span><text:span text:style-name="T7">. HTML ha molti tags, tutti standardizzati. Per visualizzarlo nel browser apro file con Chrome. Invece dell’indirizzo IP o del domain, la pagina Chrome mostrerà la path del file aperto localmente, dato che per ora non c’è alcun server ad ospitarlo.</text:span></text:p>
      <text:p text:style-name="P2"/>
      <text:p text:style-name="P5">Day 2</text:p>
      <text:p text:style-name="P5"/>
      <text:p text:style-name="P9"><text:span text:style-name="T7">Passaggio da plain text editor che va bene per piccoli esperimenti didattici, a </text:span><text:span text:style-name="T1">Development Environment</text:span><text:span text:style-name="T7"> professionale. Useremo un’ide gratuito e funzionante su ogni sistema operativo: </text:span><text:span text:style-name="T1">Visual Studio Code,</text:span><text:span text:style-name="T7"> che è diverso rispetto a Visual Studio: è più specifico e focalizzato in particolare sul web development. Lo scarico dal sito selezionando il mio sistema operativo. Importo prima singolo file e poi l’intero folder, e do ok alla finestra di warning che mi compare. Posso poi cambiare il color theme </text:span><text:span text:style-name="T15">e la visuale </text:span><text:span text:style-name="T7">a piacimento → </text:span><text:span text:style-name="T33">vedi file Shortcuts.</text:span></text:p>
      <text:p text:style-name="P2">HTML è definita “<text:span text:style-name="T98">m</text:span><text:span text:style-name="T96">arkup </text:span><text:span text:style-name="T98">l</text:span><text:span text:style-name="T96">anguage</text:span>” perché aggiunge un significato ulteriore, in un certo senso “descrive”, i nostri contenuti. In particolare html dice al browser qual’ è la <text:span text:style-name="T96">struttura</text:span> e il <text:span text:style-name="T96">significato</text:span> dei contenuti del website. </text:p>
      <text:p text:style-name="P9"><text:span text:style-name="T7">L’intera istruzione &lt;h1&gt;Hello World!&lt;/h1&gt; è un’</text:span><text:span text:style-name="T1">HTML element.</text:span><text:span text:style-name="T7"> Ha 2 componenti: </text:span></text:p>
      <text:list xml:id="list3049003972" text:style-name="WWNum2">
        <text:list-item>
          <text:p text:style-name="P12"><text:span text:style-name="T7">&lt;h1&gt; e &lt;/h1&gt; sono le </text:span><text:span text:style-name="T1">HTML tags</text:span><text:span text:style-name="T7">, e dicono al browser che tipo di contenuto mostrare (headings </text:span><text:span text:style-name="T52">ossia</text:span><text:span text:style-name="T7"> titoli, text, images, lists, buttons…). Ogni html element ha 2 tags: l’</text:span><text:span text:style-name="T1">opening tag</text:span><text:span text:style-name="T7"> in testa, e il </text:span><text:span text:style-name="T1">closing tag</text:span><text:span text:style-name="T7"> alla fine, caratterizzato dal forward slash. Servono per indicare al browser dove inizia e dove finisce esattamente un’html element. Il solo h1 è tecnicamente chiamato </text:span><text:span text:style-name="T1">element name</text:span><text:span text:style-name="T7">.</text:span></text:p>
        </text:list-item>
        <text:list-item>
          <text:p text:style-name="P12"><text:span text:style-name="T7">la parte intermedia ai tags, </text:span><text:span text:style-name="T34">in questo caso</text:span><text:span text:style-name="T7"> Hello World!, è </text:span><text:span text:style-name="T34">detta </text:span><text:span text:style-name="T1">element content</text:span><text:span text:style-name="T7">.</text:span></text:p>
        </text:list-item>
      </text:list>
      <text:p text:style-name="P1"><text:span text:style-name="T58">Non posso usare tag personalizzati, ma solo quelli standard previsti. Vi sono molti html tags perché ci sono tanti tipi di contenuto da descrivere in modo specifico al browser. MDN Web Docs è una sorta di documentazione ufficiale per il web development, e questa è la loro HTML elements reference (</text:span><text:a xlink:type="simple" xlink:href="https://developer.mozilla.org/en-US/docs/Web/HTML/Element" text:style-name="Internet_20_link" text:visited-style-name="Visited_20_Internet_20_Link"><text:span text:style-name="Internet_20_link"><text:span text:style-name="T58">https://developer.mozilla.org/en-US/docs/Web/HTML/Element</text:span></text:span></text:a><text:span text:style-name="T58">). E’ possibile usare vari tags di html (element name) per lo stesso element content senza causare errori; quindi si può usare sia un tag molto specifico, sia altri più generici. </text:span><text:span text:style-name="T64">A</text:span><text:span text:style-name="T58"> volte addirittura non c’è proprio un tag univoco, ma si può scegliere liberamente tra varie opzioni. </text:span></text:p>
      <text:p text:style-name="P2"><text:soft-page-break/>Html tags sono una sorta di extra annotations, che servono non solo a browser per mostrare contenuto nel modo migliore a visitatori, ma anche ai search engine crawlers per filtrare e classificare websites, e da ultimo anche agli screen readers che assitono <text:span text:style-name="T107">i clients</text:span> che non riescono o non vogliono leggere. Se scriviamo plain text nel file html senza relativi tags, questo viene comunque visualizzato, ma è una soluzione assolutamente subottimale e quindi è <text:span text:style-name="T94">BP</text:span> evitarla usango sempre i tags.</text:p>
      <text:p text:style-name="P9"><text:span text:style-name="T7">Il browser assegna di default un determinato stile a quasi tutti gli html elements. Questo stile varia in base al browser e al sistema operativo usato, e può essere sovrascritto mediante il CSS. Per aggiungere il CSS ad un elemento html, dobbiamo utilizzare gli </text:span><text:span text:style-name="T1">html attributes</text:span><text:span text:style-name="T85">, </text:span><text:span text:style-name="T86">il cui fine è aggiungere una </text:span><text:span text:style-name="T75">configurazione extra</text:span><text:span text:style-name="T86"> all’ element name;</text:span><text:span text:style-name="T7"> </text:span><text:span text:style-name="T36">tenendo presente</text:span><text:span text:style-name="T7"> che ciascun element </text:span><text:span text:style-name="T19">name (tag) </text:span><text:span text:style-name="T7">supporta differenti </text:span><text:span text:style-name="T19">html </text:span><text:span text:style-name="T7">attributes. Sintassi di un html attribute: all’interno dell’opening tag prima del simbolo &gt; scrivo il mome dell’html attribute seguito da = e da 2 </text:span><text:span text:style-name="T35">doppi </text:span><text:span text:style-name="T7">apici all’interno dei quali setto un determinato valore. NB: non devono esserci spazi vuoti </text:span><text:span text:style-name="T16">nè</text:span><text:span text:style-name="T7"> dopo il nome dell’attribute</text:span><text:span text:style-name="T16">, né dopo =.</text:span><text:span text:style-name="T7"> Per es. &lt;h1 style=“value..”&gt;...</text:span></text:p>
      <text:p text:style-name="P1"><text:span text:style-name="T58">All’interno dei doppi apici scriviamo nostro primo codice css. All’inizio specifichiamo una </text:span><text:span text:style-name="T4">css property</text:span><text:span text:style-name="T58">, che cambia il look di un’elemento, e il relativo </text:span><text:span text:style-name="T4">css property value</text:span><text:span text:style-name="T58">. Ad esempio font-family cambia il tipo di font di questo html element, </text:span><text:span text:style-name="T65">text-align ne modifica l’allineamento orizzontale, e cosi via</text:span><text:span text:style-name="T58">. Anche le css property sono standartizzate. Documentazione con elenco </text:span><text:span text:style-name="T66">completo delle css</text:span><text:span text:style-name="T58"> property e vedere come sono visualizzate: </text:span><text:a xlink:type="simple" xlink:href="https://developer.mozilla.org/en-US/docs/Web/CSS/Reference" text:style-name="Internet_20_link" text:visited-style-name="Visited_20_Internet_20_Link"><text:span text:style-name="Internet_20_link"><text:span text:style-name="T58">https://developer.mozilla.org/en-US/docs/Web/CSS/Reference</text:span></text:span></text:a></text:p>
      <text:p text:style-name="P2">Possiamo specificare varie css property per lo stesso html element, basta separarle con un ; VS Code mi aiuta con l’auto-completion <text:span text:style-name="T108">(quando non accade probabilmente ho sbagliato qualcosa)</text:span>. <text:span text:style-name="T95">NB</text:span><text:span text:style-name="T110">: c</text:span>on css posso cambiare radicalmente lo stile di default di un elemento html, quindi quando scelgo quale html tag usare, devo farlo <text:span text:style-name="T96">in base al suo significato, </text:span><text:span text:style-name="T97">e non</text:span><text:span text:style-name="T96"> allo stile</text:span>, che posso sempre modificare in un secondo momento.</text:p>
      <text:p text:style-name="P2"/>
      <text:p text:style-name="P20">Day 3</text:p>
      <text:p text:style-name="P20"/>
      <text:p text:style-name="P21"><text:span text:style-name="T1">Colore</text:span><text:span text:style-name="T7">: Abbiamo la possibilità di scegliere fra oltre 16.7 milioni di colori; quindi se la lista limitata di prebuilt colors non ci soddisfa, possiamo crearne di personalizzati, e ci sono varie opzioni per poterlo fare. Possiamo specificare un determinato colore tra questi 16,</text:span><text:span text:style-name="T37">7 milioni</text:span><text:span text:style-name="T7"> supportati come si fa in Adobe Photoshop, ossia con un # code. Sintassi è simbolo # e numero esadecimale, ossia composto da 6 digits, che punta a specifico colore desiderato. I 6 digits possono essere scomposti in 3 coppie, ciascuna delle quali rappresenta una specifica combinazione di rosso, verde e blu; dato che in web development è possibile ottenere ogni colore mixando opportunamente questi 3. Codice esadecimale che corrisponde allo specifico colore che vogliamo, lo possiamo trovare grazie a strumenti come “</text:span><text:span text:style-name="T69">colour picker</text:span><text:span text:style-name="T7">”, il più comodo dei quali è quello fornito dallo stesso VSC: basta passare il mouse sul codice del colore e si apre finestra dove possiamo interagire, sia cambiando il colore, sia cambiando la notazione (oltre all’esadecimale sono ammesse rgb, cmyk, hsl e hsl); in alternativa c’è quello fornito da Google con le stesse identiche funzionalità. </text:span></text:p>
      <text:p text:style-name="P21"><text:span text:style-name="T1">Formattazione</text:span><text:span text:style-name="T7">: testo sta diventando difficile da leggere e modificare, perché istruzioni sono diventate estremamente lunghe, quindi è opportuno </text:span><text:span text:style-name="T53">dividerle</text:span><text:span text:style-name="T7"> su più righe. Regola fondamentale è non andare </text:span><text:span text:style-name="T45">mai </text:span><text:span text:style-name="T7">a capo prima di aver chiuso un html tag, perché ci si potrebbe dimenticare, e scrivere altro codice html al suo interno; alternativa migliore è andare a capo al termine dell’opening tag, e ancora una volta prima dell’inizio del closing tag. VSC indenta contenuto automaticamente rendendo codice più leggibile. Indentazione serve solo agli sviluppatori, non ha alcun effetto sull’output del codice. Farlo a mano è comunque problematico e laborioso, c’è alternativa migliore: installo </text:span><text:span text:style-name="T1">estensione Prettier</text:span><text:span text:style-name="T7"> per formattazione automatica con shift+alt+f. </text:span></text:p>
      <text:p text:style-name="P21"><text:span text:style-name="T7">Un altro stumento molto utile che ci viene fornito da Chrome sono i </text:span><text:span text:style-name="T1">developer tools</text:span><text:span text:style-name="T7">. Posso per esempio selezionare un elemento e cliccare su “</text:span><text:span text:style-name="T69">inspect</text:span><text:span text:style-name="T7">” e analizzare la “</text:span><text:span text:style-name="T102">Elements</text:span><text:span text:style-name="T7">” tab. Nella parte </text:span><text:soft-page-break/><text:span text:style-name="T7">inferiore c’è la tab “</text:span><text:span text:style-name="T70">S</text:span><text:span text:style-name="T69">tyles</text:span><text:span text:style-name="T7">” in cui possiamo vedere sia gli stili </text:span><text:span text:style-name="T39">settati dal programmatore</text:span><text:span text:style-name="T7"> (element.style), sia quelli di default </text:span><text:span text:style-name="T41">del browser </text:span><text:span text:style-name="T7">(user agent stylesheet). Edits che facciamo nella tabella “styles” ci consente di vedere come cambia </text:span><text:span text:style-name="T55">la</text:span><text:span text:style-name="T7"> pagina, ma questi cambiamenti sono solo locali, non vengono salvati sul nostro file html, quindi quando ricarichiamo la pagina spariscono. Utilità di questi developer tools di Chrome non è solo quella di ispezionare la nostra pagina e vedere come può cambiare; ma soprattutto analizzare le pagine scritte da altri programmatori. </text:span></text:p>
      <text:p text:style-name="P21"><text:span text:style-name="T7">Creo un altro paragrafo dato che browser di default non leggono le </text:span><text:span text:style-name="T69">interruzioni di riga</text:span><text:span text:style-name="T82"> </text:span><text:span text:style-name="T83">all’interno dello stesso html tag</text:span><text:span text:style-name="T7">. Voglio inoltre inserire un </text:span><text:span text:style-name="T1">link esterno</text:span><text:span text:style-name="T7">. Per farlo uso il </text:span><text:span text:style-name="T1">tag &lt;a&gt;</text:span><text:span text:style-name="T7"> con il suo attributo </text:span><text:span text:style-name="T1">href</text:span><text:span text:style-name="T7"> in cui specifico </text:span><text:span text:style-name="T20">l’</text:span><text:span text:style-name="T7">url. Questo è il primo elemento html che si trova innestato (“</text:span><text:span text:style-name="T69">nested</text:span><text:span text:style-name="T82">”</text:span><text:span text:style-name="T7">) all’interno di un altro elemento html. Possibilitùà di innestare un html element all’interno di un altro è una delle caratteristiche principali di html, ed è essenziale per poter costruire strutture complesse.</text:span></text:p>
      <text:p text:style-name="P21"><text:span text:style-name="T7">Finora abbiamo stilizzato il testo con l’</text:span><text:span text:style-name="T1">inline styling</text:span><text:span text:style-name="T7">, cioè aggiungendo l’</text:span><text:span text:style-name="T38">html </text:span><text:span text:style-name="T69">attribute</text:span><text:span text:style-name="T7"> style ai singoli tag html, ma questo va bene solo se abbiamo pochi elementi; viceversa codice si allunga molto e abbiamo anche duplicazioni di codice negli stili ripetuti; inoltre un’ulteriore svantaggio è la difficoltà che si avrebbe se si volessero modificare gli stili, dovendo modificare </text:span><text:span text:style-name="T38">manualmente il</text:span><text:span text:style-name="T7"> codice in</text:span><text:span text:style-name="T38"> ciascun</text:span><text:span text:style-name="T7"> style attribute. </text:span></text:p>
      <text:p text:style-name="P21"><text:span text:style-name="T7">E’ molto più conge</text:span><text:span text:style-name="T57">ni</text:span><text:span text:style-name="T7">ale definire </text:span><text:span text:style-name="T1">stili generali</text:span><text:span text:style-name="T7">, e poi stabilire a quale tipo di elementi applicarli, cosi da non doverli aggiungere individualmente a ciascun elemento; pratica estremamente laboriosa e non conveniente, perché rende codice difficile da scrivere e ancora più complesso da manutenere. <text:s/>Con le CSS Rules possiamo definire regole globali che si applicano contemporaneamente a più elementi. Sintassi di una </text:span><text:span text:style-name="T1">CSS Rule</text:span><text:span text:style-name="T7">: </text:span><text:span text:style-name="T1">selettore CSS</text:span><text:span text:style-name="T7"> {CSS Property -&gt; Value;} Il selettore css indica al browser per quali elementi </text:span><text:span text:style-name="T21">html </text:span><text:span text:style-name="T7">della pagina vale lo stile definito. Nel nostro caso usiamo p come selettore per indicare che stile si applica a tutti i tag p (paraghaph). CSS rule va scritta all’interno del </text:span><text:span text:style-name="T1">tag html &lt;style&gt;</text:span><text:span text:style-name="T7">, </text:span><text:span text:style-name="T46">in questo caso </text:span><text:span text:style-name="T72">element name</text:span><text:span text:style-name="T46"> e non più html attribute;</text:span><text:span text:style-name="T7"> che rientra tra i document metadata, in quan</text:span><text:span text:style-name="T21">t</text:span><text:span text:style-name="T7">o comunica al browser informazioni significative, ma che non vengono visualizzate di per sé come output. Usando </text:span><text:span text:style-name="T21">i </text:span><text:span text:style-name="T7">selettor</text:span><text:span text:style-name="T21">i</text:span><text:span text:style-name="T7"> </text:span><text:span text:style-name="T21">css il </text:span><text:span text:style-name="T7">codice html diventa molto più leggero e semplice da leggere e manutenere.</text:span></text:p>
      <text:p text:style-name="P17">Pagina html va divisa in 2 sezioni:</text:p>
      <text:list xml:id="list554056191" text:style-name="WWNum3">
        <text:list-item>
          <text:p text:style-name="P13"><text:span text:style-name="T1">head</text:span><text:span text:style-name="T7">: in cui scriviamo i </text:span><text:span text:style-name="T81">page</text:span><text:span text:style-name="T23"> </text:span><text:span text:style-name="T1">metadata </text:span><text:span text:style-name="T7">ossia informazioni </text:span><text:span text:style-name="T22">che non sono visualizzate come output, e sono</text:span><text:span text:style-name="T7"> destinate unicamente al browser come title, scripts e style</text:span></text:p>
        </text:list-item>
        <text:list-item>
          <text:p text:style-name="P13"><text:span text:style-name="T1">body</text:span><text:span text:style-name="T7">: in cui scriviamo i </text:span><text:span text:style-name="T1">page content</text:span><text:span text:style-name="T7">, ossia gli elementi </text:span><text:span text:style-name="T22">effettivamente</text:span><text:span text:style-name="T7"> visibili nella pagina web, che vediamo come output. Ci può essere solo un body tag in ogni documento</text:span></text:p>
        </text:list-item>
      </text:list>
      <text:p text:style-name="P17">Entrambe vanno innestate nel tag &lt;<text:span text:style-name="T94">html</text:span>&gt; e all’inizio del documento deve esserci l’istruzione &lt;<text:span text:style-name="T94">!DOCTYPE html</text:span>&gt; che indica la versione di html che stiamo usando. HTML infatti è un linguaggio che esiste dal 1993 quando è stata rilasciata la sua version 1, nel 1995 è arrivata la version 2, nel 1997 la version 3, nel 2000 la version 4 e infine nel 2014 la version 5; che è quella che viene usata oggi a livello professionale. Prima ancora di aggiungerlo al nostro codice, se facciamo inspect con Chrome ci sono già di default sia html, che head e body. Un’altra tag molto importante che va nel head perché metadata è &lt;<text:span text:style-name="T94">title</text:span>&gt;, che mostra il titolo di un website per il search engine, e che compare nella barra di Chrome in alto, dove <text:span text:style-name="T109">prima c’era </text:span>index.html</text:p>
      <text:p text:style-name="P21"><text:span text:style-name="T68">VSC Shortcuts</text:span><text:span text:style-name="T7"> per migliorare produttività, risparmiando tempo e riducendo errori: usare tasto tab per regolare velocemente indentazione; si può usare l’autocompletion cliccando su tag desiderata oppure scorrerle in alto e basso </text:span><text:span text:style-name="T24">con le frecce,</text:span><text:span text:style-name="T7"> e poi selezionare quella desiderata sempre col tasto tab; ctrl+z per undoing; autocompletion con VSC c’è anche nella parte di CSS che mette opzioni più usate in testa all’elenco; quando scrivo un nuovo tag html invece di iniziare con il diamond, scrivo direttamente il tag in modo tale che posso cliccare su autocompletion usando </text:span><text:span text:style-name="T69">Emmet Abbreviation</text:span><text:span text:style-name="T7">, un built-in plugin di VSC, e avere tutto già fatto. Per visualizzare altri importanti shortcuts path è File -&gt; Preferences -&gt; Keyboard Shortcuts. </text:span><text:span text:style-name="T47">Ulteriori risorse su VSC: https://www.youtube.com/watch?v=VqCgcpAypFQ</text:span></text:p>
      <text:p text:style-name="P21"><text:soft-page-break/><text:span text:style-name="T68">Commenti</text:span><text:span text:style-name="T7">: annotazioni ignorate da browser ma utili a me e ad altri programmatori. Shortcut per commentare una parte selezionata di codice è ctrl + U’.</text:span></text:p>
      <text:list xml:id="list713720620" text:style-name="WWNum5">
        <text:list-item>
          <text:p text:style-name="P15">in ht<text:span text:style-name="T113">m</text:span>l uso special tag &lt;! -- commenti… --&gt;</text:p>
        </text:list-item>
        <text:list-item>
          <text:p text:style-name="P15">in css uso /* commenti… */</text:p>
        </text:list-item>
      </text:list>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Normale"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Normale"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367cm" fo:text-indent="-0.635cm" fo:margin-left="1.36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002cm" fo:text-indent="-0.635cm" fo:margin-left="2.002cm"/>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637cm" fo:text-indent="-0.635cm" fo:margin-left="2.637cm"/>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272cm" fo:text-indent="-0.635cm" fo:margin-left="3.27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907cm" fo:text-indent="-0.635cm" fo:margin-left="3.907cm"/>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542cm" fo:text-indent="-0.635cm" fo:margin-left="4.542cm"/>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177cm" fo:text-indent="-0.635cm" fo:margin-left="5.177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812cm" fo:text-indent="-0.635cm" fo:margin-left="5.812cm"/>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447cm" fo:text-indent="-0.635cm" fo:margin-left="6.447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7T18:31:33.847000000</meta:creation-date>
    <dc:date>2023-05-12T23:17:47.951000000</dc:date>
    <meta:editing-duration>P1DT2H13M57S</meta:editing-duration>
    <meta:editing-cycles>80</meta:editing-cycles>
    <meta:generator>LibreOffice/7.3.2.2$Windows_X86_64 LibreOffice_project/49f2b1bff42cfccbd8f788c8dc32c1c309559be0</meta:generator>
    <meta:document-statistic meta:table-count="0" meta:image-count="0" meta:object-count="0" meta:page-count="5" meta:paragraph-count="46" meta:word-count="2602" meta:character-count="16801" meta:non-whitespace-character-count="14246"/>
  </office:meta>
</office:document-meta>
</file>